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2000001300001EF3000012E8F35E309F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fo:min-height="4.023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outline1">
      <style:graphic-properties fo:min-height="14.544cm"/>
    </style:style>
    <style:style style:name="pr7" style:family="presentation" style:parent-style-name="Standard-title">
      <style:graphic-properties fo:min-height="3.473cm"/>
    </style:style>
    <style:style style:name="pr8" style:family="presentation" style:parent-style-name="Standard-outline1">
      <style:graphic-properties fo:min-height="14.324cm"/>
    </style:style>
    <style:style style:name="pr9" style:family="presentation" style:parent-style-name="Standard-outline1">
      <style:graphic-properties draw:auto-grow-height="true" fo:min-height="14.661cm"/>
    </style:style>
    <style:style style:name="pr10" style:family="presentation" style:parent-style-name="Standard-outline1">
      <style:graphic-properties draw:auto-grow-height="true" fo:min-height="6.611cm"/>
    </style:style>
    <style:style style:name="pr11" style:family="presentation" style:parent-style-name="Standard-outline1">
      <style:graphic-properties draw:auto-grow-height="true" fo:min-height="6.9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ff0000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28pt" style:font-size-asian="28pt" style:font-size-complex="2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ff0000"/>
    </style:style>
    <style:style style:name="T4" style:family="text">
      <style:text-properties fo:color="#ff0000" fo:font-size="40pt" style:font-size-asian="40pt" style:font-size-complex="40pt"/>
    </style:style>
    <style:style style:name="T5" style:family="text">
      <style:text-properties fo:color="#ff3333" fo:font-style="italic" style:font-style-asian="italic" style:font-style-complex="italic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color="#7f0055" style:font-name="Courier New1" fo:font-size="28pt" fo:font-weight="bold" style:font-name-asian="Courier New1" style:font-size-asian="28pt" style:font-weight-asian="bold" style:font-name-complex="Courier New1" style:font-size-complex="28pt" style:font-weight-complex="bold"/>
    </style:style>
    <style:style style:name="T8" style:family="text">
      <style:text-properties fo:color="#000000" style:font-name="Courier New1" fo:font-size="28pt" style:font-name-asian="Courier New1" style:font-size-asian="28pt" style:font-name-complex="Courier New1" style:font-size-complex="28pt"/>
    </style:style>
    <style:style style:name="T9" style:family="text">
      <style:text-properties fo:color="#000000" style:font-name="Courier New1" fo:font-size="28pt" fo:font-weight="bold" style:font-name-asian="Courier New1" style:font-size-asian="28pt" style:font-weight-asian="bold" style:font-name-complex="Courier New1" style:font-size-complex="2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text-outline="false" style:text-line-through-style="none" style:text-line-through-type="none" style:font-name="Courier New1" fo:font-size="20pt" fo:text-shadow="none" style:text-underline-style="none" fo:font-weight="normal" style:letter-kerning="true" style:font-size-asian="20pt" style:font-weight-asian="normal" style:font-size-complex="20pt" style:font-weight-complex="normal" style:text-emphasize="none" style:font-relief="none"/>
    </style:style>
    <style:style style:name="T13" style:family="text">
      <style:text-properties fo:color="#000000" style:text-outline="false" style:text-line-through-style="none" style:text-line-through-type="none" style:font-name="Courier New1" fo:font-size="20pt" fo:font-style="italic" fo:text-shadow="none" style:text-underline-style="none" fo:font-weight="normal" style:letter-kerning="true" style:font-name-asian="Courier New1" style:font-size-asian="20pt" style:font-style-asian="italic" style:font-weight-asian="normal" style:font-name-complex="Courier New1" style:font-size-complex="20pt" style:font-style-complex="italic" style:font-weight-complex="normal" style:text-emphasize="none" style:font-relief="none"/>
    </style:style>
    <style:style style:name="T14" style:family="text">
      <style:text-properties fo:color="#000000" style:text-outline="false" style:text-line-through-style="none" style:text-line-through-type="none" style:font-name="Courier New1" fo:font-size="20pt" fo:font-style="normal" fo:text-shadow="none" style:text-underline-style="none" fo:font-weight="normal" style:letter-kerning="true" style:font-name-asian="Courier New1" style:font-size-asian="20pt" style:font-style-asian="normal" style:font-weight-asian="normal" style:font-name-complex="Courier New1" style:font-size-complex="20pt" style:font-style-complex="normal" style:font-weight-complex="normal" style:text-emphasize="none" style:font-relief="none"/>
    </style:style>
    <style:style style:name="T15" style:family="text">
      <style:text-properties fo:color="#000000" style:text-outline="false" style:text-line-through-style="none" style:text-line-through-type="none" style:font-name="Arial2" fo:font-size="24pt" fo:font-style="italic" fo:text-shadow="none" style:text-underline-style="none" fo:font-weight="normal" style:letter-kerning="true" style:font-name-asian="Courier New1" style:font-size-asian="24pt" style:font-style-asian="italic" style:font-weight-asian="normal" style:font-name-complex="Courier New1" style:font-size-complex="24pt" style:font-style-complex="italic" style:font-weight-complex="normal" style:text-emphasize="none" style:font-relief="none"/>
    </style:style>
    <style:style style:name="T16" style:family="text">
      <style:text-properties fo:color="#ff0000" fo:font-size="24pt" style:font-size-asian="24pt" style:font-size-complex="24pt"/>
    </style:style>
    <style:style style:name="T17" style:family="text">
      <style:text-properties fo:color="#000000" fo:font-size="24pt" style:font-size-asian="24pt" style:font-size-complex="24pt"/>
    </style:style>
    <style:style style:name="T18" style:family="text">
      <style:text-properties fo:color="#000000" fo:font-size="20pt" style:font-size-asian="20pt" style:font-size-complex="20pt"/>
    </style:style>
    <style:style style:name="T1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301cm" svg:y="1.5cm" presentation:class="title" presentation:user-transformed="true">
          <draw:text-box>
            <text:p>Algorithmen auf Bäumen implementieren</text:p>
          </draw:text-box>
        </draw:frame>
        <draw:frame draw:style-name="gr1" draw:text-style-name="P1" draw:layer="layout" svg:width="16.5cm" svg:height="9.5cm" svg:x="5cm" svg:y="5.5cm">
          <draw:image xlink:href="Pictures/2000001300001EF3000012E8F35E309F.svm" xlink:type="simple" xlink:show="embed" xlink:actuate="onLoad">
            <text:p/>
          </draw:image>
        </draw:frame>
        <draw:frame presentation:style-name="pr2" xml:id="id1" draw:id="id1" draw:layer="layout" svg:width="25.199cm" svg:height="4.023cm" svg:x="1.5cm" svg:y="15.5cm" presentation:class="outline" presentation:user-transformed="true">
          <draw:text-box>
            <text:list text:style-name="L2">
              <text:list-item>
                <text:p>Beispiel:</text:p>
                <text:list>
                  <text:list-item>
                    <text:p>Bestimme die Anzahl der Kno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Vorgehensweise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xml:id="id2" text:id="id2"><text:span text:style-name="T1">Beschreibung der Methoden in „Pseudocode“ </text:span><text:span text:style-name="T2">(=umgangssprachlich)</text:span></text:p>
              </text:list-item>
              <text:list-item>
                <text:p xml:id="id3" text:id="id3"><text:span text:style-name="T2">Danach: Implementierung in Jav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4" draw:layer="layout" svg:width="25.1cm" svg:height="3.256cm" svg:x="1.4cm" svg:y="0.962cm" presentation:class="title" presentation:user-transformed="true">
          <draw:text-box>
            <text:p>Bestimme die Anzahl der Knoten</text:p>
          </draw:text-box>
        </draw:frame>
        <draw:frame presentation:style-name="pr6" draw:layer="layout" svg:width="25.199cm" svg:height="14.544cm" svg:x="1.4cm" svg:y="4.914cm" presentation:class="outline" presentation:user-transformed="true">
          <draw:text-box>
            <text:list text:style-name="L2">
              <text:list-item>
                <text:p xml:id="id4" text:id="id4">Man definiert eine Methode <text:line-break/><text:span text:style-name="T3">private int knotenzahl(BinaryTree pTree)</text:span></text:p>
              </text:list-item>
              <text:list-item>
                <text:p xml:id="id5" text:id="id5">Die Methode misst die Anzahl der Knoten des Baumes, indem Sie...</text:p>
                <text:list>
                  <text:list-item>
                    <text:p xml:id="id6" text:id="id6"><text:s/>die Anzahl der Knoten des linken Teilbaumes misst (= knotenLinks)</text:p>
                  </text:list-item>
                  <text:list-item>
                    <text:p xml:id="id7" text:id="id7">die Anzahl der Knoten des rechten Teilbaumes misst (= knotenRechts)</text:p>
                  </text:list-item>
                  <text:list-item>
                    <text:p xml:id="id8" text:id="id8">Daraus die Anzahl der Knoten des Gesamtbaumes berechnet (= knotenLinks + knotenRechts + 1)<text:line-break/>und diese Zahl als Ergebnis zurückgibt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7" draw:layer="layout" svg:width="26.599cm" svg:height="3.473cm" svg:x="0.901cm" svg:y="0.527cm" presentation:class="title" presentation:user-transformed="true">
          <draw:text-box>
            <text:p>Wie programmiert man das?</text:p>
          </draw:text-box>
        </draw:frame>
        <draw:frame presentation:style-name="pr5" draw:text-style-name="P3" draw:layer="layout" svg:width="25.199cm" svg:height="13.609cm" svg:x="1.4cm" svg:y="4.914cm" presentation:class="outline">
          <draw:text-box>
            <text:list text:style-name="L2">
              <text:list-item>
                <text:p xml:id="id9" text:id="id9"><text:span text:style-name="T4">REKURSIV!!!</text:span></text:p>
                <text:list>
                  <text:list-item>
                    <text:p xml:id="id10" text:id="id10"><text:span text:style-name="T5">Zu Anfang: Abbruchbedingung!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ie man vorgeht...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xml:id="id11" text:id="id11">public int knotenzahl(BinaryTree theTree)</text:p>
                <text:list>
                  <text:list-item>
                    <text:p xml:id="id12" text:id="id12"><text:span text:style-name="T3">Abbruchbedingung:</text:span> <text:line-break/><text:span text:style-name="T1">Wenn theTree </text:span><text:span text:style-name="T6">leer</text:span><text:span text:style-name="T1"> ist, </text:span><text:span text:style-name="T1"><text:line-break/></text:span><text:span text:style-name="T1">dann gib 0 zurück. (Ein leerer Baum hat keine Knoten)</text:span></text:p>
                  </text:list-item>
                  <text:list-item>
                    <text:p xml:id="id13" text:id="id13"><text:span text:style-name="T3">Rekursiver Aufruf</text:span>:</text:p>
                    <text:list>
                      <text:list-item>
                        <text:p xml:id="id14" text:id="id14"><text:span text:style-name="T1">knotenLinks = knotenzahl(linkerTeilbaum);</text:span></text:p>
                      </text:list-item>
                      <text:list-item>
                        <text:p xml:id="id15" text:id="id15"><text:span text:style-name="T1">knotenRechts = knotenzahl(rechterTeilbaum);</text:span></text:p>
                      </text:list-item>
                      <text:list-item>
                        <text:p xml:id="id16" text:id="id16"><text:span text:style-name="T1">ergebnis = knotenLinks + <text:s/>knotenRechts + 1;</text:span></text:p>
                      </text:list-item>
                      <text:list-item>
                        <text:p xml:id="id17" text:id="id17"><text:span text:style-name="T1">gib ergebnis zurück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Java Code</text:p>
          </draw:text-box>
        </draw:frame>
        <draw:frame presentation:style-name="pr8" draw:text-style-name="P5" draw:layer="layout" svg:width="25.199cm" svg:height="14.324cm" svg:x="1.4cm" svg:y="4.914cm" presentation:class="outline" presentation:user-transformed="true">
          <draw:text-box>
            <text:p text:style-name="P4"><text:span text:style-name="T7">public</text:span><text:span text:style-name="T8"> </text:span><text:span text:style-name="T7">int</text:span><text:span text:style-name="T8"> knotenzahl (BinaryTree pTree){ </text:span></text:p>
            <text:p text:style-name="P4"><text:span text:style-name="T9"><text:s text:c="2"/></text:span><text:span text:style-name="T7">int</text:span><text:span text:style-name="T8"> ergebnis = 0;</text:span></text:p>
            <text:p text:style-name="P4"><text:span text:style-name="T8"><text:s text:c="2"/></text:span><text:span text:style-name="T7">if</text:span><text:span text:style-name="T8">(pTree.isEmpty()){</text:span></text:p>
            <text:p text:style-name="P4"><text:span text:style-name="T8"><text:s text:c="4"/></text:span><text:span text:style-name="T7">return</text:span><text:span text:style-name="T8"> ergebnis;</text:span></text:p>
            <text:p text:style-name="P4"><text:span text:style-name="T8"><text:s text:c="2"/></text:span><text:span text:style-name="T8">}</text:span></text:p>
            <text:p text:style-name="P4"><text:span text:style-name="T8"><text:s text:c="2"/></text:span><text:span text:style-name="T7">int</text:span><text:span text:style-name="T8"> knotenLinks = </text:span><text:span text:style-name="T8"><text:line-break/></text:span><text:span text:style-name="T8"><text:tab/></text:span><text:span text:style-name="T8"><text:tab/></text:span><text:span text:style-name="T8"> <text:s text:c="3"/>knotenzahl(pTree.getLeftTree());</text:span></text:p>
            <text:p text:style-name="P4"><text:span text:style-name="T8"><text:s text:c="2"/></text:span><text:span text:style-name="T7">int</text:span><text:span text:style-name="T8"> knotenRechts = 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knotenzahl(pTree.getRightTree());</text:span></text:p>
            <text:p text:style-name="P4"><text:span text:style-name="T8"><text:s text:c="2"/></text:span><text:span text:style-name="T7">int</text:span><text:span text:style-name="T8"> ergebnis = </text:span><text:span text:style-name="T8"><text:line-break/></text:span><text:span text:style-name="T8"> <text:s text:c="7"/>knotenLinks+knotenRechts+1;</text:span></text:p>
            <text:p text:style-name="P4"><text:span text:style-name="T8"><text:s text:c="4"/></text:span><text:span text:style-name="T8"><text:tab/></text:span><text:span text:style-name="T8"> </text:span><text:span text:style-name="T7">return</text:span><text:span text:style-name="T8"> ergebnis;</text:span></text:p>
            <text:p text:style-name="P4"><text:span text:style-name="T8"><text:s text:c="3"/></text:span><text:span text:style-name="T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ufgabe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0">public int summe(BinaryTree&lt;Integer&gt; pTree)</text:span></text:p>
              </text:list-item>
              <text:list-item>
                <text:p><text:span text:style-name="T10">public int groessteZahl(BinaryTree&lt;Integer&gt; pTree)</text:span></text:p>
              </text:list-item>
              <text:list-item>
                <text:p><text:span text:style-name="T10">public int tiefe(BinaryTree&lt;Integer&gt; pTree)</text:span></text:p>
              </text:list-item>
              <text:list-item>
                <text:p><text:span text:style-name="T10">Für den Strukturbaum:</text:span></text:p>
              </text:list-item>
              <text:list-item>
                <text:p><text:span text:style-name="T10">public double berechnen(BinaryTree pTree)</text:span></text:p>
                <text:list>
                  <text:list-item>
                    <text:p><text:span text:style-name="T11">Zahlen kommen nur in Blättern vor!</text:span></text:p>
                  </text:list-item>
                </text:list>
                <text:p><text:span text:style-name="T12">double zahl = Double.</text:span><text:span text:style-name="T13">parseDouble</text:span><text:span text:style-name="T14">((String)b.getObject());</text:span></text:p>
                <text:list>
                  <text:list-item text:start-value="1">
                    <text:p><text:span text:style-name="T15">Rechenzeichen kommen nur in „inneren“ Knoten vor!</text:span><text:span text:style-name="T14"><text:line-break/></text:span><text:span text:style-name="T14">String rechenzeichen = (String)b.getObject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ausaufgab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ublic int anzahlKleiner50(BinaryTree b)</text:p>
                <text:list>
                  <text:list-item>
                    <text:p>Pseudocode</text:p>
                  </text:list-item>
                  <text:list-item>
                    <text:p>Java-Quell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urchlauftechniken</text:p>
          </draw:text-box>
        </draw:frame>
        <draw:frame presentation:style-name="pr9" draw:text-style-name="P6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6">Pre</text:span><text:span text:style-name="T17">order (die Wurzel am Anfang)</text:span></text:p>
                <text:list>
                  <text:list-item>
                    <text:p xml:id="id19" text:id="id19"><text:span text:style-name="T18">Besuche die Wurzel</text:span></text:p>
                  </text:list-item>
                  <text:list-item>
                    <text:p xml:id="id20" text:id="id20"><text:span text:style-name="T18">Besuche den linken Teilbaum</text:span></text:p>
                  </text:list-item>
                  <text:list-item>
                    <text:p xml:id="id21" text:id="id21"><text:span text:style-name="T18">Besuche den rechten Teilbaum</text:span></text:p>
                  </text:list-item>
                </text:list>
              </text:list-item>
              <text:list-item>
                <text:p xml:id="id22" text:id="id22"><text:span text:style-name="T16">In</text:span><text:span text:style-name="T10">order (die Wurzel in der Mitte)</text:span></text:p>
                <text:list>
                  <text:list-item>
                    <text:p xml:id="id23" text:id="id23"><text:span text:style-name="T19">Besuche den linken Teilbaum</text:span></text:p>
                  </text:list-item>
                  <text:list-item>
                    <text:p xml:id="id24" text:id="id24"><text:span text:style-name="T19">Besuche die Wurzel</text:span></text:p>
                  </text:list-item>
                  <text:list-item>
                    <text:p xml:id="id25" text:id="id25"><text:span text:style-name="T19">Besuche den rechten Teilbaum</text:span></text:p>
                  </text:list-item>
                </text:list>
              </text:list-item>
              <text:list-item>
                <text:p xml:id="id26" text:id="id26"><text:span text:style-name="T16">Post</text:span><text:span text:style-name="T10">order (die Wurzel am Ende)</text:span></text:p>
                <text:list>
                  <text:list-item>
                    <text:p xml:id="id27" text:id="id27"><text:span text:style-name="T19">Besuche den linken Teilbaum</text:span></text:p>
                  </text:list-item>
                  <text:list-item>
                    <text:p xml:id="id28" text:id="id28"><text:span text:style-name="T19">Besuche den rechten Teilbaum</text:span></text:p>
                  </text:list-item>
                  <text:list-item>
                    <text:p xml:id="id29" text:id="id29"><text:span text:style-name="T19">Besuche die Wurze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ufgabe</text:p>
          </draw:text-box>
        </draw:frame>
        <draw:frame presentation:style-name="pr10" draw:layer="layout" svg:width="25.199cm" svg:height="6.611cm" svg:x="1.4cm" svg:y="12.153cm" presentation:class="outline">
          <draw:text-box>
            <text:list text:style-name="L2">
              <text:list-header>
                <text:p/>
              </text:list-header>
              <text:list-item>
                <text:p>Durchlaufe den Suchbaum in <text:span text:style-name="T3">Pre</text:span>order</text:p>
              </text:list-item>
              <text:list-item>
                <text:p>Durchlaufe den Suchbaum in <text:span text:style-name="T3">In</text:span>order</text:p>
              </text:list-item>
              <text:list-item>
                <text:p>Durchlaufe den Suchbaum in <text:span text:style-name="T3">Post</text:span>order</text:p>
              </text:list-item>
            </text:list>
          </draw:text-box>
        </draw:frame>
        <draw:frame draw:style-name="gr1" draw:text-style-name="P1" draw:layer="layout" svg:width="16.5cm" svg:height="9.5cm" svg:x="4.5cm" svg:y="3.5cm">
          <draw:image xlink:href="Pictures/2000001300001EF3000012E8F35E309F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ausaufgab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chreiben Sie für einen <text:span text:style-name="T3">binären Suchbaum </text:span>den Pseudocode für die folgenden Methoden: </text:p>
                <text:list>
                  <text:list-item>
                    <text:p>public boolean enthaelt(BinTree theTree, int zahl)</text:p>
                    <text:list>
                      <text:list-item>
                        <text:p>Die Methode überprüft, ob theTree die zahl enthält.</text:p>
                      </text:list-item>
                    </text:list>
                  </text:list-item>
                  <text:list-item>
                    <text:p>public void preOrder(BinTree theTree)</text:p>
                    <text:list>
                      <text:list-item>
                        <text:p>Die Methode gibt die Knoten von <text:s/>theTree in Preorder au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4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lgorithmen auf Suchbäumen</text:p>
          </draw:text-box>
        </draw:frame>
        <draw:frame presentation:style-name="pr11" draw:text-style-name="P7" draw:layer="layout" svg:width="25.199cm" svg:height="6.956cm" svg:x="1.4cm" svg:y="13.5cm" presentation:class="outline" presentation:user-transformed="true">
          <draw:text-box>
            <text:list text:style-name="L2">
              <text:list-item>
                <text:p><text:span text:style-name="T10">public boolean enthaelt(BinTree theTree, int zahl)</text:span></text:p>
                <text:list>
                  <text:list-item>
                    <text:p><text:span text:style-name="T19">überprüft, ob in dem Teilbaum, der von theNode abhängt, zahl enthalten ist</text:span></text:p>
                  </text:list-item>
                </text:list>
              </text:list-item>
              <text:list-item>
                <text:p><text:span text:style-name="T10">public void einfuegen(BinTree theTree, int zahl)</text:span></text:p>
                <text:list>
                  <text:list-item>
                    <text:p><text:span text:style-name="T19">Fügt in den Teilbaum, der von theNode abhängt, zahl ein.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6.5cm" svg:height="9.5cm" svg:x="4.5cm" svg:y="3.5cm">
          <draw:image xlink:href="Pictures/2000001300001EF3000012E8F35E309F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Lucida Sans Unicode1" svg:font-family="'Lucida Sans Unicode'" style:font-family-generic="modern" style:font-pitch="variable"/>
    <style:font-face style:name="Tahoma1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17T18:27:08.882000000</dc:date>
    <meta:editing-duration>PT2H41M29S</meta:editing-duration>
    <meta:editing-cycles>26</meta:editing-cycles>
    <meta:generator>LibreOffice/4.4.5.2$Windows_x86 LibreOffice_project/a22f674fd25a3b6f45bdebf25400ed2adff0ff99</meta:generator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